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9aa9c" officeooo:paragraph-rsid="0009aa9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09aa9c" officeooo:paragraph-rsid="0009aa9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officeooo:rsid="0009aa9c" officeooo:paragraph-rsid="0009aa9c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09aa9c" officeooo:paragraph-rsid="0009aa9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0e5108" officeooo:paragraph-rsid="000e51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0e5108" officeooo:paragraph-rsid="000e61d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rsid="000e5108" officeooo:paragraph-rsid="001015a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0e5108" officeooo:paragraph-rsid="0011ca8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11ca8c" officeooo:paragraph-rsid="0011ca8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11ccb0" officeooo:paragraph-rsid="0011ccb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0ab1b1" officeooo:paragraph-rsid="000ab1b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129a02" officeooo:paragraph-rsid="00129a0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normal" officeooo:rsid="0013346f" officeooo:paragraph-rsid="0013346f" style:font-size-asian="14pt" style:font-weight-asian="normal" style:font-size-complex="14pt" style:font-weight-complex="normal"/>
    </style:style>
    <style:style style:name="T1" style:family="text">
      <style:text-properties officeooo:rsid="000e5108"/>
    </style:style>
    <style:style style:name="T2" style:family="text">
      <style:text-properties officeooo:rsid="000f3797"/>
    </style:style>
    <style:style style:name="T3" style:family="text">
      <style:text-properties officeooo:rsid="00101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unication and Presentation Skills</text:p>
      <text:p text:style-name="P2"/>
      <text:p text:style-name="P2"/>
      <text:p text:style-name="P2"/>
      <text:p text:style-name="P3">Assignment # 0<text:span text:style-name="T1">1</text:span></text:p>
      <text:p text:style-name="P3"/>
      <text:p text:style-name="P3"/>
      <text:p text:style-name="P3"/>
      <text:p text:style-name="P3">Name: Hamza Shahid</text:p>
      <text:p text:style-name="P3">Section: BSCS-2A</text:p>
      <text:p text:style-name="P3">Roll no: 20P-01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kill learning activity <text:span text:style-name="T1">5.1</text:span></text:p>
      <text:p text:style-name="P1"/>
      <text:p text:style-name="P4">1: <text:span text:style-name="T1">Luis: “It was just another mind-numbing class. I keep thinking one of these days Professor Romero will get excited about something. He is a real bare!”</text:span>.</text:p>
      <text:p text:style-name="P5">Question:</text:p>
      <text:p text:style-name="P9">What are you actually tired of? The subject or the Professor?</text:p>
      <text:p text:style-name="P5">Paraphrase:</text:p>
      <text:p text:style-name="P10">If I am right, you have set in your mind that he is boring teacher and you are no more interested in his lecture.</text:p>
      <text:p text:style-name="P11"/>
      <text:p text:style-name="P4">2:<text:span text:style-name="T1">Angle: “Everyone seems to be raving about the new reality show on channel 5 last night, but I didn’t see it. You know I don’t watch the boob tube”</text:span>.</text:p>
      <text:p text:style-name="P6">Question:</text:p>
      <text:p text:style-name="P10">You don’t like watching the show or you don’t like watching TV?</text:p>
      <text:p text:style-name="P6">Paraphrase:</text:p>
      <text:p text:style-name="P10">If I am right, you don’t like watching TV and you cant figure it out why everyone else does like that show!!</text:p>
      <text:p text:style-name="P10"/>
      <text:p text:style-name="P4">3:<text:span text:style-name="T2">Kaelin: “I don’t know if its me or Mom, but lately she and I just aren’t getting along”</text:span>.</text:p>
      <text:p text:style-name="P7">Question:</text:p>
      <text:p text:style-name="P12">Whats the matter exactly?</text:p>
      <text:p text:style-name="P7">Paraphrase:</text:p>
      <text:p text:style-name="P12">If am getting you, you are giving up on your mom and you have no idea if its you or her.</text:p>
      <text:p text:style-name="P12"/>
      <text:p text:style-name="P4">4:<text:span text:style-name="T3">Alleen: “I have got a report due at work and a paper due in management class. On top of that, it’s my sister’s birthday, and so far I haven’t even had time to get her anything. Tomorrow’s going to be a disaster”</text:span>.</text:p>
      <text:p text:style-name="P8">Question:</text:p>
      <text:p text:style-name="P13">What you want to buy for her?</text:p>
      <text:p text:style-name="P8">Paraphrase:</text:p>
      <text:p text:style-name="P13">It wouldn’t be wrong saying that tomorrow will be a hard day for you <text:s/>as you have due report and a management paper and most important, your sister’s birthday for whom you have not buy anyth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03.708696800</meta:creation-date>
    <dc:date>2023-02-16T23:08:31.492863297</dc:date>
    <meta:editing-duration>PT27M56S</meta:editing-duration>
    <meta:editing-cycles>9</meta:editing-cycles>
    <meta:generator>LibreOffice/7.2.2.2$Linux_X86_64 LibreOffice_project/20$Build-2</meta:generator>
    <meta:document-statistic meta:table-count="0" meta:image-count="0" meta:object-count="0" meta:page-count="2" meta:paragraph-count="26" meta:word-count="280" meta:character-count="1499" meta:non-whitespace-character-count="1244"/>
  </office:meta>
</office:document-meta>
</file>